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FilterTests.none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notationFilterTests.matchesAnnotationClassWhenMatch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FilterTests.javaWhenSpringLang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FilterTests.javaWhenOther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FilterTests.plainWhenSpringLang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FilterTests.plainWhenOtherAnnotation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FilterTests.matchesAnnotationWhenMatch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FilterTests.javaWhenJavaLang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FilterTests.plainWhenJavaLang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FilterTests.javaWhenJavaxAnnotationReturn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ionFilterTests.matchesAnnotationClassWhenNoMatch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ionFilterTests.matchesAnnotationWhenNoMatchReturn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